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Ubuntu Mono" svg:font-family="Ubuntu Mono"/>
  </office:font-face-decls>
  <office:automatic-styles>
    <style:style style:family="text" style:name="T1" style:display-name="T1">
      <style:text-properties style:font-name="Ubuntu Mono" fo:font-size="14pt"/>
    </style:style>
    <style:style style:family="paragraph" style:name="P2" style:display-name="P2" style:parent-style-name="Normal">
      <style:paragraph-properties fo:text-align="left"/>
      <style:text-properties style:font-name="Bauhaus 93"/>
    </style:style>
    <style:style style:family="paragraph" style:name="P3" style:display-name="P3">
      <style:paragraph-properties fo:text-align="left" fo:text-indent="0in" fo:margin-left="0in" style:writing-mode="lr"/>
      <style:text-properties style:font-name="Bauhaus 93" fo:font-size="16pt" fo:language="en" fo:country="US"/>
    </style:style>
    <style:style style:family="paragraph" style:name="P4" style:display-name="P4" style:parent-style-name="Normal">
      <style:paragraph-properties fo:text-align="left"/>
      <style:text-properties style:font-name="Bauhaus 93" fo:font-size="24pt"/>
    </style:style>
    <style:style style:family="paragraph" style:name="P5" style:display-name="P5" style:parent-style-name="Normal">
      <style:paragraph-properties fo:text-align="left"/>
      <style:text-properties style:font-name="Bauhaus 93" fo:font-size="16pt"/>
    </style:style>
    <style:style style:family="paragraph" style:name="P1" style:display-name="P1" style:parent-style-name="Normal">
      <style:paragraph-properties fo:text-align="center"/>
      <style:text-properties style:font-name="Bauhaus 93"/>
    </style:style>
    <style:style style:family="section" style:name="Sect1" style:display-name="Sect1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</office:automatic-styles>
  <office:body>
    <office:text>
      <text:section text:style-name="Sect1" text:name="Section1">
        <text:p text:style-name="P1"><text:span text:style-name="T1">Shooter Calibration</text:span></text:p>
        <text:p text:style-name="P2"><text:span text:style-name="T1">Modes (Auto Dial):</text:span></text:p>
        <text:p text:style-name="P3"><text:span text:style-name="T1"> <text:s text:c="2"/>0 Collector Learning</text:span></text:p>
        <text:p text:style-name="P3"><text:span text:style-name="T1"> <text:s text:c="2"/>1 P Value</text:span></text:p>
        <text:p text:style-name="P3"><text:span text:style-name="T1"> <text:s text:c="2"/>2 I Value</text:span></text:p>
        <text:p text:style-name="P3"><text:span text:style-name="T1"> <text:s text:c="2"/>3 D Value</text:span></text:p>
        <text:p text:style-name="P3"><text:span text:style-name="T1"> <text:s text:c="2"/>4 F Value</text:span></text:p>
        <text:p text:style-name="P3"><text:span text:style-name="T1"> <text:s/>5 Ground Shooting Speed (RPM)</text:span></text:p>
        <text:p text:style-name="P3"><text:span text:style-name="T1"> <text:s text:c="2"/>6 Climbed Shooting Speed (RPM)</text:span></text:p>
        <text:p text:style-name="P3"><text:span text:style-name="T1"> <text:s text:c="2"/>7 Reset Shooter Constants</text:span></text:p>
        <text:p text:style-name="P3"><text:span text:style-name="T1"> <text:s text:c="2"/>8 Ground Shooting Speed Set to Current Speed</text:span></text:p>
        <text:p text:style-name="P3"><text:span text:style-name="T1"> <text:s text:c="2"/>9 Climbed Shooting Speed Set to Current Speed</text:span></text:p>
        <text:p text:style-name="P4"><text:span text:style-name="T1">Multiplier (Calibrate Dial):</text:span></text:p>
        <text:p text:style-name="P5"><text:span text:style-name="T1"> <text:s text:c="2"/>~8.5 – x2</text:span></text:p>
        <text:p text:style-name="P5"><text:span text:style-name="T1"> <text:s text:c="2"/>~6.375 – x1</text:span></text:p>
        <text:p text:style-name="P5"><text:span text:style-name="T1"> <text:s text:c="2"/>~4.25 – x0</text:span></text:p>
        <text:p text:style-name="P5"><text:span text:style-name="T1"> <text:s text:c="2"/>~2.125 – x -1</text:span></text:p>
        <text:p text:style-name="P5"><text:span text:style-name="T1"> <text:s text:c="2"/>~0 – x -2</text:span></text:p>
        <text:p text:style-name="P4"><text:span text:style-name="T1">Learn:</text:span></text:p>
        <text:p text:style-name="P5"><text:span text:style-name="T1"> <text:s text:c="2"/>Calibrate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Bauhaus 93" svg:font-family="Bauhaus 93"/>
  </office:font-face-decls>
  <office:styles>
    <style:default-style style:family="paragraph">
      <style:paragraph-properties style:tab-stop-distance="0.4925in"/>
    </style:default-style>
    <style:style style:family="paragraph" style:name="Text-body" style:display-name="Text body" style:parent-style-name="Normal" style:next-style-name="Text-body">
      <style:paragraph-properties fo:line-height="120%" fo:margin-top="0in" fo:margin-bottom="0.0972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/>
  </office:styles>
  <office:automatic-styles>
    <style:page-layout style:name="Standard">
      <style:page-layout-properties fo:page-width="8.500000in" fo:page-height="11.000000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initial-creator>1425_Software2 </meta:initial-creator>
    <dc:creator>1425_Software2 </dc:creator>
    <meta:creation-date>2016-04-23T18:07:20.239294112</meta:creation-date>
    <dc:date>Mon Apr 25 19:23:26 2016
</dc:date>
  </office:meta>
</office:document-meta>
</file>